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9.45cm" fo:min-width="20.5cm"/>
    </style:style>
    <style:style style:name="gr2" style:family="graphic" style:parent-style-name="standard">
      <style:graphic-properties draw:stroke="solid" svg:stroke-width="0.2cm" svg:stroke-color="#ffffff" draw:marker-start-width="0.65cm" draw:marker-end-width="0.65cm" draw:fill-color="#00cccc" draw:textarea-horizontal-align="justify" draw:textarea-vertical-align="middle" draw:auto-grow-height="false" fo:min-height="6.238cm" fo:min-width="14.68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4pt" style:font-size-asian="18pt" style:font-size-complex="18pt"/>
    </style:style>
    <style:style style:name="P3" style:family="paragraph">
      <loext:graphic-properties draw:fill-color="#00cccc"/>
      <style:paragraph-properties fo:text-align="center"/>
      <style:text-properties fo:font-size="54pt" style:font-size-asian="18pt" style:font-size-complex="18pt"/>
    </style:style>
    <style:style style:name="T1" style:family="text">
      <style:text-properties fo:font-size="54pt" fo:background-color="transparent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cm" svg:height="7.3cm" svg:x="2.6cm" svg:y="3.8cm">
          <text:p text:style-name="P2"><text:span text:style-name="T1">HERMION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1cm" svg:stroke-color="#000000" draw:marker-start-width="0.35cm" draw:marker-start-center="false" draw:marker-end-width="0.35cm" draw:marker-end-center="false" draw:fill="solid" draw:fill-color="#6699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18:19:01.107636718</meta:creation-date>
    <dc:date>2016-12-29T18:32:36.604149236</dc:date>
    <meta:editing-duration>PT5M14S</meta:editing-duration>
    <meta:editing-cycles>2</meta:editing-cycles>
    <meta:generator>LibreOffice/5.1.4.2$Linux_X86_64 LibreOffice_project/10m0$Build-2</meta:generator>
    <meta:document-statistic meta:object-count="2"/>
  </office:meta>
</office:document-meta>
</file>